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263" officeooo:paragraph-rsid="00187263"/>
    </style:style>
    <style:style style:name="P2" style:family="paragraph" style:parent-style-name="Standard">
      <style:text-properties officeooo:rsid="00187263" officeooo:paragraph-rsid="0019ef83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87263" officeooo:paragraph-rsid="0019032b" style:font-weight-asian="bold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87263" officeooo:paragraph-rsid="00187263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187263" officeooo:paragraph-rsid="0019032b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officeooo:rsid="00187263" officeooo:paragraph-rsid="0019032b" style:font-weight-asian="bold" style:font-weight-complex="bold"/>
    </style:style>
    <style:style style:name="T1" style:family="text">
      <style:text-properties officeooo:rsid="0019032b"/>
    </style:style>
    <style:style style:name="T2" style:family="text">
      <style:text-properties fo:font-weight="bold" officeooo:rsid="0019032b" style:font-weight-asian="bold" style:font-weight-complex="bold"/>
    </style:style>
    <style:style style:name="T3" style:family="text">
      <style:text-properties officeooo:rsid="0019e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 File List</text:h>
      <text:p text:style-name="P2"><text:span text:style-name="T3">Shared files in this context means ….</text:span></text:p>
      <text:p text:style-name="P2"><text:span text:style-name="T3">Pre-deploy files in this context means ….</text:span></text:p>
      <text:h text:style-name="Heading_20_2" text:outline-level="2">RUSLE2 Files</text:h>
      <text:p text:style-name="P3"><text:span text:style-name="T1">Input:</text:span></text:p>
      <text:p text:style-name="P5">Shared files:</text:p>
      <text:p text:style-name="P5">- soil files</text:p>
      <text:p text:style-name="P5">- skel file</text:p>
      <text:p text:style-name="P1"/>
      <text:p text:style-name="P5">Pre-deploy files:</text:p>
      <text:p text:style-name="P5">- gdb</text:p>
      <text:p text:style-name="P5">- rtf</text:p>
      <text:p text:style-name="P5"/>
      <text:p text:style-name="P6"><text:span text:style-name="T2">Output</text:span><text:span text:style-name="T1">:</text:span></text:p>
      <text:p text:style-name="P6"><text:span text:style-name="T1"><text:tab/>???</text:span></text:p>
      <text:p text:style-name="P1"/>
      <text:h text:style-name="Heading_20_2" text:outline-level="2">WEPS Files</text:h>
      <text:p text:style-name="P4"><text:span text:style-name="T1">Input:</text:span></text:p>
      <text:p text:style-name="P5">Shared files:</text:p>
      <text:p text:style-name="P5">- climate</text:p>
      <text:p text:style-name="P5">- wind</text:p>
      <text:p text:style-name="P5">- use the same RUSLE2 skel file</text:p>
      <text:p text:style-name="P5">- soil (ifc)</text:p>
      <text:p text:style-name="P5"/>
      <text:p text:style-name="P5">Pre-deploy files:</text:p>
      <text:p text:style-name="P5"/>
      <text:p text:style-name="P7"><text:span text:style-name="T1">Output:</text:span></text:p>
      <text:p text:style-name="P6"><text:span text:style-name="T1"><text:tab/>?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8:12:46.316406000</meta:creation-date>
    <dc:date>2014-02-07T16:02:58</dc:date>
    <meta:editing-duration>PT1M15S</meta:editing-duration>
    <meta:editing-cycles>3</meta:editing-cycles>
    <meta:generator>LibreOffice/3.6$Linux_X86_64 LibreOffice_project/360m1$Build-2</meta:generator>
    <dc:creator>penn </dc:creator>
    <meta:document-statistic meta:table-count="0" meta:image-count="0" meta:object-count="0" meta:page-count="1" meta:paragraph-count="23" meta:word-count="59" meta:character-count="300" meta:non-whitespace-character-count="262"/>
  </office:meta>
</office:document-meta>
</file>